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6064" calcext:value-type="float">
            <text:p>51.5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7232" calcext:value-type="float">
            <text:p>51.7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7608" calcext:value-type="float">
            <text:p>51.7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028" calcext:value-type="float">
            <text:p>51.7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9424" calcext:value-type="float">
            <text:p>51.7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1032" calcext:value-type="float">
            <text:p>51.6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3224" calcext:value-type="float">
            <text:p>51.7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592" calcext:value-type="float">
            <text:p>51.5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0656" calcext:value-type="float">
            <text:p>51.7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1448" calcext:value-type="float">
            <text:p>51.9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456" calcext:value-type="float">
            <text:p>52.0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0848" calcext:value-type="float">
            <text:p>54.7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7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7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